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6633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2.868cm"/>
    </style:style>
    <style:style style:name="pr2" style:family="presentation" style:parent-style-name="Default-title">
      <style:graphic-properties fo:min-height="8.51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color="#ff6633" fo:font-family="'Ubuntu Mono'" style:font-pitch="fixed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6633" fo:font-family="Ubuntu" style:font-pitch="variable" fo:font-size="54pt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9.524cm" svg:height="21.59cm" svg:x="-1.524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4.638cm" svg:height="2.639cm" svg:x="7.366cm" svg:y="18.0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4.384cm" svg:height="2.868cm" svg:x="2.602cm" svg:y="17.905cm">
          <draw:text-box>
            <text:p text:style-name="P2"><text:span text:style-name="T1">KKN INTEGRASI-INTERKONEKSI TEMATIK</text:span></text:p>
            <text:p text:style-name="P2"><text:span text:style-name="T1">POSDAYA 77 UIN Sunan Kalijaga</text:span></text:p>
          </draw:text-box>
        </draw:frame>
        <draw:custom-shape draw:style-name="gr2" draw:text-style-name="P1" draw:layer="layout" svg:width="14.478cm" svg:height="2.286cm" svg:x="-2.864cm" svg:y="13.71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3.586cm" svg:height="2.868cm" svg:x="0.568cm" svg:y="13.462cm" presentation:class="subtitle" presentation:user-transformed="true">
          <draw:text-box>
            <text:p text:style-name="P3"><text:span text:style-name="T2">Dondong, 8 Agustus 2012</text:span></text:p>
          </draw:text-box>
        </draw:frame>
        <draw:custom-shape draw:style-name="gr2" draw:text-style-name="P1" draw:layer="layout" svg:width="19.304cm" svg:height="7.874cm" svg:x="3.556cm" svg:y="3.1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5" draw:layer="layout" svg:width="25.199cm" svg:height="8.511cm" svg:x="0.725cm" svg:y="2.665cm" presentation:class="title" presentation:user-transformed="true">
          <draw:text-box>
            <text:p text:style-name="P5"><text:span text:style-name="T3">Sosialisasi</text:span><text:span text:style-name="T3"><text:line-break/></text:span><text:span text:style-name="T3">dan Pembentukan</text:span><text:span text:style-name="T3"><text:line-break/></text:span><text:span text:style-name="T3">Posday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78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KaitiM GB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idzbee </meta:initial-creator>
    <meta:creation-date>2012-08-08T10:06:06</meta:creation-date>
    <dc:date>2012-08-08T10:36:30</dc:date>
    <dc:creator>kidzbee </dc:creator>
    <meta:editing-duration>PT24M33S</meta:editing-duration>
    <meta:editing-cycles>6</meta:editing-cycles>
    <meta:generator>LibreOffice/3.5$Linux_x86 LibreOffice_project/350m1$Build-202</meta:generator>
    <meta:document-statistic meta:object-count="34"/>
  </office:meta>
</office:document-meta>
</file>